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style:style style:name="T2" style:family="text">
      <style:text-properties fo:font-weight="bold"/>
    </style:style>
  </office:automatic-styles>
  <office:body>
    <office:text>
      <delta:tracked-changes>
        <delta:change-transaction delta:change-id="F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Bold Text Unstyled</text:h>
      <text:p text:style-name="P2">In this example, the bold text in the following paragraph will be made plain again (by removing the span element around it).</text:p>
      <text:p text:style-name="P2">This will remain unchanged. [<delta:remove-leaving-content-start delta:removal-change-idref="F" delta:end-element-idref="end1"><text:span text:style-name="T2"/></delta:remove-leaving-content-start><text:span text:style-name="T1" delta:insertion-change-idref="F" delta:insertion-type="insert-around-content">This text will be made plain.</text:span><delta:remove-leaving-content-end delta:end-element-id="end1"/>] This will remain unchanged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6T15:13:18</dc:date>
    <meta:creation-date>2010-06-23T12:52:58</meta:creation-date>
    <dc:creator>Tristan Mitchell</dc:creator>
  </office:meta>
</office:document-meta>
</file>